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15%" fo:text-align="justify" style:justify-single-word="false" style:writing-mode="lr-tb"/>
      <style:text-properties style:font-name="Liberation Serif" fo:font-size="12pt" officeooo:paragraph-rsid="000ca065" style:font-size-asian="12pt" style:font-size-complex="12pt"/>
    </style:style>
    <style:style style:name="P2" style:family="paragraph" style:parent-style-name="Standard">
      <style:paragraph-properties fo:line-height="115%" fo:text-align="justify" style:justify-single-word="false" style:writing-mode="lr-tb"/>
      <style:text-properties style:font-name="Liberation Serif" fo:font-size="12pt" officeooo:rsid="0011d67d" officeooo:paragraph-rsid="000ca065" style:font-size-asian="12pt" style:font-size-complex="12pt"/>
    </style:style>
    <style:style style:name="P3" style:family="paragraph" style:parent-style-name="Standard">
      <style:paragraph-properties fo:line-height="115%" fo:text-align="justify" style:justify-single-word="false" style:writing-mode="lr-tb"/>
      <style:text-properties style:font-name="Liberation Serif" fo:font-size="12pt" officeooo:rsid="000a6d14" officeooo:paragraph-rsid="000ca065" style:font-size-asian="12pt" style:font-size-complex="12pt"/>
    </style:style>
    <style:style style:name="P4" style:family="paragraph" style:parent-style-name="Standard">
      <style:paragraph-properties fo:line-height="115%" fo:text-align="justify" style:justify-single-word="false" style:writing-mode="lr-tb"/>
      <style:text-properties style:font-name="Liberation Serif" fo:font-size="12pt" officeooo:rsid="0012aee5" officeooo:paragraph-rsid="000ca065" style:font-size-asian="12pt" style:font-size-complex="12pt"/>
    </style:style>
    <style:style style:name="P5" style:family="paragraph" style:parent-style-name="Standard">
      <style:text-properties style:font-name="Liberation Serif" fo:font-size="12pt" officeooo:rsid="0011d67d" officeooo:paragraph-rsid="000ca065" style:font-size-asian="12pt" style:font-size-complex="12pt"/>
    </style:style>
    <style:style style:name="P6" style:family="paragraph" style:parent-style-name="Standard">
      <style:text-properties style:font-name="Liberation Serif" fo:font-size="12pt" officeooo:rsid="00045256" officeooo:paragraph-rsid="000ca065" style:font-size-asian="12pt" style:font-size-complex="12pt"/>
    </style:style>
    <style:style style:name="P7" style:family="paragraph" style:parent-style-name="Standard">
      <style:text-properties style:font-name="Liberation Serif" fo:font-size="12pt" officeooo:rsid="0006f281" officeooo:paragraph-rsid="000ca065" style:font-size-asian="12pt" style:font-size-complex="12pt"/>
    </style:style>
    <style:style style:name="P8" style:family="paragraph" style:parent-style-name="Standard">
      <style:text-properties style:font-name="Liberation Serif" fo:font-size="12pt" officeooo:rsid="000999ec" officeooo:paragraph-rsid="000ca065" style:font-size-asian="12pt" style:font-size-complex="12pt"/>
    </style:style>
    <style:style style:name="P9" style:family="paragraph" style:parent-style-name="Standard">
      <style:text-properties style:font-name="Liberation Serif" fo:font-size="12pt" officeooo:rsid="000a6d14" officeooo:paragraph-rsid="000ca065" style:font-size-asian="12pt" style:font-size-complex="12pt"/>
    </style:style>
    <style:style style:name="P10" style:family="paragraph" style:parent-style-name="Standard">
      <style:text-properties style:font-name="Liberation Serif" fo:font-size="12pt" officeooo:rsid="0012aee5" officeooo:paragraph-rsid="000ca065" style:font-size-asian="12pt" style:font-size-complex="12pt"/>
    </style:style>
    <style:style style:name="P11" style:family="paragraph" style:parent-style-name="Standard">
      <style:paragraph-properties fo:line-height="115%" fo:text-align="justify" style:justify-single-word="false" fo:break-before="auto" fo:break-after="auto" style:writing-mode="lr-tb"/>
      <style:text-properties style:font-name="Liberation Serif" fo:font-size="12pt" officeooo:paragraph-rsid="000ca065" style:font-size-asian="12pt" style:font-size-complex="12pt"/>
    </style:style>
    <style:style style:name="P12" style:family="paragraph" style:parent-style-name="Heading_20_2">
      <style:text-properties style:font-name="Liberation Serif" fo:font-size="12pt" style:font-size-asian="12pt" style:font-size-complex="12pt"/>
    </style:style>
    <style:style style:name="P13" style:family="paragraph" style:parent-style-name="Heading_20_1" style:master-page-name="Standard">
      <style:paragraph-properties style:page-number="auto"/>
      <style:text-properties style:font-name="Liberation Serif"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officeooo:rsid="0012aee5" style:font-size-asian="12pt" style:font-size-complex="12pt"/>
    </style:style>
    <style:style style:name="T3" style:family="text">
      <style:text-properties fo:font-size="12pt" officeooo:rsid="000ca065" style:font-size-asian="12pt" style:font-size-complex="12pt"/>
    </style:style>
    <style:style style:name="T4" style:family="text">
      <style:text-properties fo:font-size="18pt" fo:font-weight="bold" style:font-size-asian="18pt" style:font-weight-asian="bold" style:font-size-complex="18pt" style:font-weight-complex="bold"/>
    </style:style>
    <style:style style:name="T5" style:family="text">
      <style:text-properties officeooo:rsid="000ca065"/>
    </style:style>
    <style:style style:name="T6" style:family="text">
      <style:text-properties officeooo:rsid="00045256"/>
    </style:style>
    <style:style style:name="T7" style:family="text">
      <style:text-properties officeooo:rsid="00052e88"/>
    </style:style>
    <style:style style:name="T8" style:family="text">
      <style:text-properties officeooo:rsid="0007b107"/>
    </style:style>
    <style:style style:name="T9" style:family="text">
      <style:text-properties officeooo:rsid="000999ec"/>
    </style:style>
    <style:style style:name="T10" style:family="text">
      <style:text-properties officeooo:rsid="000aa5f9"/>
    </style:style>
    <style:style style:name="T11" style:family="text">
      <style:text-properties fo:font-weight="bold" style:font-weight-asian="bold" style:font-weight-complex="bold"/>
    </style:style>
    <style:style style:name="T12" style:family="text">
      <style:text-properties officeooo:rsid="0012ae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span text:style-name="T5">Capítulo</text:span> 9. <text:span text:style-name="T5">D</text:span>iez libras en un saco de cinco libras.</text:h>
      <text:h text:style-name="P12" text:outline-level="2"><text:span text:style-name="T11">Espacio de programa como costo</text:span></text:h>
      <text:p text:style-name="P11">¿Cómo es de grande? El espacio ocupado por un programa es un costo principal. Este verdadero evento para los programas propietarios, donde el usuario paga al autor una tarifa que es esencialmente una participación del costo de desarrollo. Frecuentemente uno escucha las expresiones de terror que una máquina de 2 Megabytes puede tener 400 k <text:s/>dedicado a su sistema operativo. Esto es tan tonto como criticar un Boeing 747 porque cuesta $27 millones. Uno debe también de preguntarse, “¿Qué hace?”. Lo que uno consigue con <text:s/>facilidad de uso y en el rendimiento. ¿Pueden los $4800.00 por mes invertidos en la renta de memoria ha sido más fructífero gasto para el hardware, para los programadores, para programas de aplicaciones?</text:p>
      <text:p text:style-name="P11">El diseñador del sistema pone parte de su recursos totales de hardware dentro de la memoria del programa residente. Hacerlo de otra manera sería una irresponsabilidad. El resultado debe ser juzgado en su conjunto.</text:p>
      <text:p text:style-name="P1">Nadie puede criticar un sistema por el tamaño y al mismo tiempo abogar por una mayor integración de hardware y software en el diseño. Dado que el tamaño es en gran parte del costo del usuario por el producto de software, el constructor debe establecer objetivos de tamaño, control del mismo, e idear técnicas de reducción. Como en cualquier costo el tamaño en si no es malo pero es espacio innecesario.</text:p>
      <text:h text:style-name="P12" text:outline-level="2">Size Control</text:h>
      <text:p text:style-name="P5">Para el Project Manager, EL control del tamaño es un trabajo tecnico y en parte un trabajo de gestión manejable.Estudia a los usuarios y sus aplicaciones <text:s/>para ajustar el tamaño del sistema que puede ofrecer.</text:p>
      <text:p text:style-name="P5">La primera moraleja es clara: Establecer presupuestos totales de tamaño, así como los presupuestos en el espacio residente ; presupuestos establecidos de respaldo de las tiendas accesibles, así como en los tamaños.</text:p>
      <text:p text:style-name="P5">Así que la segundo moraleja también es clara: Definir exactamente lo que un módulo debe hacer cuando se especifica lo grande que debe ser.</text:p>
      <text:p text:style-name="P2">Una tercera y más profunda lección muestra a través de estos proyectos .que era lo suficientemente grande y la gestión de la comunicación lo suficientemente pobres para provocar que muchos miembros del equipo se vieran a sí mismos como los concursantes , y no como constructores la fabricación de productos de programación.</text:p>
      <text:h text:style-name="P12" text:outline-level="2"><text:span text:style-name="T5">Técnicas de espacios</text:span></text:h>
      <text:p text:style-name="P6">No se puede tener un pequeño programa por que ninguna cantidad de presupuestación y control del espacio puede hacerse en un pequeño programa.</text:p>
      <text:p text:style-name="P6">Las funciones implican espacio, <text:span text:style-name="T7">por lo tanto la primera área de artesanía a tener en cuenta es el tamaño de las funciones. Cada opción desplegada al usuario toma un pequeño espacio. El diseñador es la persona encargada de decidir las opciones que el usuario podrá tener.</text:span></text:p>
      <text:p text:style-name="P7">Hacer funciones en módulos más pequeños <text:span text:style-name="T8">implica un costo </text:span>en rendimiento y en espacio. <text:span text:style-name="T9">Crear funciones pequeñas limita al sistema e su eficiencia máxima ya que es generado por los módulos pequeños.</text:span></text:p>
      <text:p text:style-name="P8">Las segunda área artesanal es el espacio-tiempo de compensación, con el objetivo de dar a una función más espacio y velocidad. </text:p>
      <text:p text:style-name="P9"><text:soft-page-break/>Cosas para tener una buen espacio-tiempo de compensación: 1 estar seguros que el equipo esta entrenado técnicas de programación (para un nuevo lenguaje <text:span text:style-name="T10">es </text:span>especialmente importante), 2 reconocer que la programación tiene una tecnología y los componentes necesitan ser fabricados. </text:p>
      <text:p text:style-name="P3">El desarrollo de la tecnología es una tarea muy importante que puede ser hecha en paralelo con la arquitectura del sistema.</text:p>
      <text:h text:style-name="P12" text:outline-level="2"><text:span text:style-name="T11">Representación de la esencia de la programación</text:span></text:h>
      <text:p text:style-name="P10">La invención es parte fundamental en el proceso, porque aquí es donde se aplican las técnicas e ideas para lograr programas rápidos en piezas delgadas. Creados por los avances estratégicos.</text:p>
      <text:p text:style-name="P1"><text:span text:style-name="T12">La razón de los programas, si me muestras los diagramas de flujo pero <text:s/>ocultas las tablas estaré desconcertado, pero si me muestras las tablas no necesitaré ver los diagramas de flujo porque las descripciones serán evidentes.</text:span></text:p>
      <text:p text:style-name="P4"><text:span text:style-name="T5">E</text:span>s fácil multiplicar ejemplos del poder de la representación. Recuerdo a un joven hombre llevar a cabo la construcción de un elaborado intérprete de consola para una IBM 650. Término de generarlo dentro de una pequeña cantidad de espacio mediante la construcción de un intérprete para interpretar, reconociendo que las interacciones humanas eran lentas. El programador en el extremo del ingenio por la falta de espacio a menudo hace lo mejor que puede completando sus datos. La representación es la esencia de la program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2-01T19:44:37.300107483</dc:date>
    <meta:generator>LibreOffice/4.2.8.2$Linux_X86_64 LibreOffice_project/420m0$Build-2</meta:generator>
    <meta:editing-duration>P0D</meta:editing-duration>
    <meta:editing-cycles>1</meta:editing-cycles>
    <meta:document-statistic meta:table-count="0" meta:image-count="0" meta:object-count="0" meta:page-count="2" meta:paragraph-count="21" meta:word-count="726" meta:character-count="4458" meta:non-whitespace-character-count="3747"/>
  </office:meta>
</office:document-meta>
</file>